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200000285D665A156D7FBB2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849cm, 22.169cm)" draw:image-opacity="100%" style:mirror="non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88cm" svg:height="14.983cm" svg:x="0.746cm" svg:y="4.178cm">
          <draw:image xlink:href="Pictures/100000000000049200000285D665A156D7FBB2A6.png" xlink:type="simple" xlink:show="embed" xlink:actuate="onLoad" loext:mime-type="image/png">
            <text:p text:style-name="P1"><text:s text:c="2"/>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2T10:59:42.712964600</dc:date>
    <meta:editing-duration>PT50M43S</meta:editing-duration>
    <meta:editing-cycles>2</meta:editing-cycles>
    <meta:generator>LibreOffice/6.4.7.2$Linux_X86_64 LibreOffice_project/40$Build-2</meta:generator>
    <meta:document-statistic meta:object-count="1"/>
  </office:meta>
</office:document-meta>
</file>